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_20_with_20_no_20_fill_20_and_20_no_20_line">
      <style:graphic-properties draw:fill-color="#729fcf"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width="0.035cm" svg:stroke-color="#bf0041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" svg:stroke-color="#bf0041" draw:fill="solid" draw:textarea-vertical-align="middle"/>
    </style:style>
    <style:style style:name="gr9" style:family="graphic" style:parent-style-name="objectwithoutfill">
      <style:graphic-properties svg:stroke-color="#bf0041" draw:fill="solid" draw:textarea-vertical-align="middle"/>
    </style:style>
    <style:style style:name="gr10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7.002cm">
          <text:p/>
        </draw:line>
        <draw:line draw:style-name="gr1" draw:text-style-name="P1" draw:layer="layout" svg:x1="6.183cm" svg:y1="19.548cm" svg:x2="9.636cm" svg:y2="19.542cm">
          <text:p/>
        </draw:line>
        <draw:frame draw:style-name="gr4" draw:text-style-name="P3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5" draw:layer="layout" svg:width="0.599cm" svg:height="0.627cm" svg:x="7.005cm" svg:y="17.5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7" draw:text-style-name="P6" draw:layer="layout" svg:width="0.948cm" svg:height="0.446cm" draw:transform="skewX (0.200538331054148) rotate (-0.685565330183373) translate (7.09600018805764cm 18.6529998464599cm)" svg:viewBox="0 0 949 447" svg:d="M0 0c141 0 176 34 176 34h70l105 35 106 34 35 34 105 35 35 34 141 69 70 69 106 103">
          <text:p/>
        </draw:path>
        <draw:frame draw:style-name="gr5" draw:text-style-name="P4" draw:layer="layout" svg:width="0.487cm" svg:height="0.242cm" svg:x="7.477cm" svg:y="18.8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" draw:text-style-name="P6" draw:layer="layout" svg:x1="8.747cm" svg:y1="17.002cm" svg:x2="6.207cm" svg:y2="17.002cm">
          <text:p/>
        </draw:line>
        <draw:line draw:style-name="gr8" draw:text-style-name="P6" draw:layer="layout" svg:x1="8.747cm" svg:y1="17.002cm" svg:x2="8.747cm" svg:y2="19.542cm">
          <text:p/>
        </draw:line>
        <draw:line draw:style-name="gr9" draw:text-style-name="P6" draw:layer="layout" svg:x1="6.207cm" svg:y1="17.002cm" svg:x2="5.953cm" svg:y2="17.002cm">
          <text:p/>
        </draw:line>
        <draw:line draw:style-name="gr9" draw:text-style-name="P6" draw:layer="layout" svg:x1="8.747cm" svg:y1="19.542cm" svg:x2="8.747cm" svg:y2="19.796cm">
          <text:p/>
        </draw:line>
        <draw:frame draw:style-name="gr5" draw:text-style-name="P4" draw:layer="layout" svg:width="1.003cm" svg:height="0.389cm" svg:x="8.366cm" svg:y="19.9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948cm" svg:height="0.389cm" svg:x="4.923cm" svg:y="16.7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1.757cm" svg:height="0.424cm" svg:x="9.89cm" svg:y="19.2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1.857cm" svg:height="0.649cm" svg:x="5.975cm" svg:y="15.0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4" draw:layer="layout" svg:width="1.787cm" svg:height="0.424cm" svg:x="0.873cm" svg:y="19.2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0" draw:text-style-name="P6" draw:layer="layout" svg:x1="6.207cm" svg:y1="19.542cm" svg:x2="2.678cm" svg:y2="19.542cm">
          <text:p/>
        </draw:line>
        <draw:line draw:style-name="gr10" draw:text-style-name="P6" draw:layer="layout" svg:x1="6.208cm" svg:y1="19.542cm" svg:x2="6.207cm" svg:y2="22.971cm">
          <text:p/>
        </draw:line>
        <draw:frame draw:style-name="gr5" draw:text-style-name="P4" draw:layer="layout" svg:width="2.131cm" svg:height="0.829cm" svg:x="5.727cm" svg:y="23.1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1T18:08:21.431733897</dc:date>
    <meta:editing-duration>PT1H40M26S</meta:editing-duration>
    <meta:editing-cycles>29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tyle color="red">
      <mrow>
        <mi>cos</mi>
        <mi>α</mi>
      </mrow>
    </mstyle>
    <annotation encoding="StarMath 5.0">color red {cos%alpha}</annotation>
  </semantics>
</math>
</file>

<file path=Object 10/content.xml><?xml version="1.0" encoding="utf-8"?>
<math xmlns="http://www.w3.org/1998/Math/MathML" display="block">
  <semantics>
    <mrow>
      <mfrac>
        <mrow>
          <mn>3</mn>
          <mi>π</mi>
        </mrow>
        <mn>4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{3%pi} over 4 ( + 2k%pi )</annotation>
  </semantics>
</math>
</file>

<file path=Object 2/content.xml><?xml version="1.0" encoding="utf-8"?>
<math xmlns="http://www.w3.org/1998/Math/MathML" display="block">
  <semantics>
    <mstyle color="red">
      <mrow>
        <mi>sin</mi>
        <mi>α</mi>
      </mrow>
    </mstyle>
    <annotation encoding="StarMath 5.0">color red {sin%alpha}</annotation>
  </semantics>
</math>
</file>

<file path=Object 3/content.xml><?xml version="1.0" encoding="utf-8"?>
<math xmlns="http://www.w3.org/1998/Math/MathML" display="block">
  <semantics>
    <mrow>
      <mn>0</mn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0 ( + 2k%pi )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row>
      <mfrac>
        <mi>π</mi>
        <mn>2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over 2 ( + 2k%pi )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( + 2k%pi )</annotation>
  </semantics>
</math>
</file>